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rossClassLoaderSerializationTest.read_stream_and_deserialize_it_in_class_loader_B( byte [ ] by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rossClassLoaderSerializationTest.acceptReloadOf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ssClassLoaderSerializationTest.reproduce_CCE_by_creating_a_mock_with_IMethods_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ssClassLoaderSerializationTest.check_that_mock_can_be_serialized_in_a_classloader_and_deserialized_in_anot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StreamAndDeserializeIt.ReadStreamAndDeserializeIt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MockAndSerializeI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rossClassLoaderSerializationTest.isolating_test_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assToBeMockedInThisTestOnlyAndInCallablesOnly.returning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ssClassLoaderSerializationTest.create_mock_and_serialize_it_in_class_loader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StreamAndDeserializeI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